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InOperationInterceptor.matchPath( String path , String templ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InOperationInterceptor.handleMessage( Message 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ttpInOperationInterceptor.getUriPath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